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ValidationState.isEntityDeclar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ValidationState.addIdRef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ValidationState.setIdIdrefChecking( boolean set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ValidationState.setUnparsedEntityChecking( boolean set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ValidationState.addI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ValidationState.checkIDRef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ValidationState.ConfigurableValida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bleValidationState.isEntityUnpars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ValidationState.isIdDeclar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